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Lohit Gujarati1" svg:font-family="'Lohit Gujarati'" style:font-pitch="variable"/>
    <style:font-face style:name="Lohit Gujarati" svg:font-family="'Lohit Gujarati'" style:font-adornments="Regular" style:font-pitch="variable"/>
    <style:font-face style:name="Manjari Thin1" svg:font-family="'Manjari Thin'" style:font-pitch="variable"/>
    <style:font-face style:name="Manjari Thin2" svg:font-family="'Manjari Thin'" style:font-adornments="Negrito" style:font-pitch="variable"/>
    <style:font-face style:name="Manjari Thin" svg:font-family="'Manjari Thin'" style:font-adornments="Th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6.985cm" style:use-optimal-column-width="false"/>
    </style:style>
    <style:style style:name="co2" style:family="table-column">
      <style:table-column-properties style:column-width="6.992cm" style:use-optimal-column-width="false"/>
    </style:style>
    <style:style style:name="ro1" style:family="table-row">
      <style:table-row-properties style:row-height="1.196cm" style:use-optimal-row-height="false"/>
    </style:style>
    <style:style style:name="ro2" style:family="table-row">
      <style:table-row-properties style:row-height="13.346cm" style:use-optimal-row-height="false"/>
    </style:style>
    <style:style style:name="ce1" style:family="table-cell">
      <style:text-properties style:font-name="Manjari Thin" fo:font-size="28pt" fo:font-weight="bold" style:font-size-asian="18pt" style:font-size-complex="18pt"/>
    </style:style>
    <style:style style:name="ce2" style:family="table-cell">
      <style:paragraph-properties fo:margin-left="7cm" fo:margin-right="-7cm" fo:text-indent="-7cm"/>
      <style:text-properties style:font-name="Manjari Thin2" fo:font-size="28pt" fo:font-weight="bold" style:font-size-asian="18pt" style:font-size-complex="18pt"/>
    </style:style>
    <style:style style:name="ce3" style:family="table-cell">
      <style:text-properties style:font-name="Manjari Thin2" fo:font-size="20pt" fo:font-weight="bold" style:font-size-asian="18pt" style:font-size-complex="18pt"/>
    </style:style>
    <style:style style:name="ce4" style:family="table-cell">
      <style:text-properties style:font-name="Manjari Thin2" fo:font-size="26pt" fo:font-weight="bold" style:font-size-asian="18pt" style:font-size-complex="18pt"/>
    </style:style>
    <style:style style:name="ce5" style:family="table-cell">
      <style:text-properties style:font-name="Lohit Gujarati" fo:font-size="13pt" style:font-size-asian="18pt" style:font-size-complex="18pt"/>
    </style:style>
    <style:style style:name="P1" style:family="paragraph">
      <style:paragraph-properties fo:margin-left="7cm" fo:margin-right="-7cm" fo:text-indent="-7cm"/>
      <style:text-properties style:font-name="Manjari Thin2" fo:font-size="28pt" fo:font-weight="bold" style:font-size-asian="18pt" style:font-size-complex="18pt"/>
    </style:style>
    <style:style style:name="P2" style:family="paragraph">
      <style:text-properties style:font-name="Manjari Thin2" fo:font-size="20pt" fo:font-weight="bold" style:font-size-asian="18pt" style:font-size-complex="18pt"/>
    </style:style>
    <style:style style:name="P3" style:family="paragraph">
      <style:text-properties style:font-name="Manjari Thin2" fo:font-size="26pt" fo:font-weight="bold" style:font-size-asian="18pt" style:font-size-complex="18pt"/>
    </style:style>
    <style:style style:name="P4" style:family="paragraph">
      <style:text-properties style:font-name="Lohit Gujarati" fo:font-size="13pt" style:font-size-asian="18pt" style:font-size-complex="18pt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style:font-name="Manjari Thin" fo:font-size="28pt" fo:font-weight="bold" style:font-size-asian="18pt" style:font-size-complex="18pt"/>
    </style:style>
    <style:style style:name="T2" style:family="text">
      <style:text-properties style:font-name="Manjari Thin2" fo:font-size="28pt" fo:font-weight="bold" style:font-size-asian="18pt" style:font-size-complex="18pt"/>
    </style:style>
    <style:style style:name="T3" style:family="text">
      <style:text-properties style:font-name="Manjari Thin2" fo:font-size="20pt" fo:font-weight="bold" style:font-size-asian="18pt" style:font-size-complex="18pt"/>
    </style:style>
    <style:style style:name="T4" style:family="text">
      <style:text-properties style:font-name="Manjari Thin2" fo:font-size="26pt" fo:font-weight="bold" style:font-size-asian="18pt" style:font-size-complex="18pt"/>
    </style:style>
    <style:style style:name="T5" style:family="text">
      <style:text-properties style:font-name="Lohit Gujarati"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standard" draw:layer="layout" svg:width="27.946cm" svg:height="23.326cm" svg:x="0.06cm" svg:y="0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ORÇAMENTO</text:span></text:p>
              </table:table-cell>
              <table:table-cell table:style-name="ce2">
                <text:p text:style-name="P1"><text:span text:style-name="T2">CRONOGRAMA</text:span></text:p>
              </table:table-cell>
              <table:table-cell table:style-name="ce3">
                <text:p text:style-name="P2"><text:span text:style-name="T3">RESPONSABILIDADE</text:span></text:p>
              </table:table-cell>
              <table:table-cell table:style-name="ce4">
                <text:p text:style-name="P3"><text:span text:style-name="T4">NECESSIDADES</text:span><text:span text:style-name="T4"><text:line-break/></text:span><text:span text:style-name="T4"/></text:p>
              </table:table-cell>
            </table:table-row>
            <table:table-row table:style-name="ro2" table:default-cell-style-name="gray2">
              <table:table-cell table:style-name="ce5">
                <text:p text:style-name="P4"><text:span text:style-name="T5">*SSD 240GB: R$83,99 (unidade)</text:span></text:p>
                <text:p text:style-name="P4"><text:span text:style-name="T5"><text:s/></text:span><text:span text:style-name="T5">*8GB RAM DDR3: R$90,00</text:span></text:p>
                <text:p text:style-name="P4"><text:span text:style-name="T5">(unidade)</text:span></text:p>
                <text:p text:style-name="P4"><text:span text:style-name="T5"/></text:p>
                <text:p text:style-name="P4"><text:span text:style-name="T5">*Kit Upgrade - Intel Core i5 3°Geração + Placa Mãe Lga 1155 DDR3 + Cooler + Pasta Térmica: R$428,98 (unidade)</text:span></text:p>
                <text:p text:style-name="P4"><text:span text:style-name="T5">*Monitor TGT MG17, 17. Pol TN, HD, 3ms, 60Hz, HDMI/VGA, TGT-M173M60-01: <text:s/>R$252,81 (unidade)</text:span></text:p>
                <text:p text:style-name="P4"><text:span text:style-name="T5"/></text:p>
                <text:p text:style-name="P4"><text:span text:style-name="T5">*Switcher KVM de 4 portas HDMI2.0 Switcher KVM 4 em 1 4K Teclado de qualidade de imagem HD Mouse de mouse USB Controlador de sincronização: R$367,99(unidade)</text:span></text:p>
                <text:p text:style-name="P4"><text:span text:style-name="T5">*Kit Essential Teclado e Mouse USB2.0: R$52,90 (unidade)</text:span></text:p>
                <text:p text:style-name="P4"><text:span text:style-name="T5"/></text:p>
                <text:p text:style-name="P4"><text:span text:style-name="T5">*Webcam Gamer Maeve 1080P - AC340 Warrior: R$87,83 (unidade)</text:span></text:p>
                <text:p text:style-name="P4"><text:span text:style-name="T5">*Escrivaninha para Escritório, Nova Mobile, B23 – Branco: R$194,31</text:span></text:p>
                <text:p text:style-name="P4"><text:span text:style-name="T5"/></text:p>
                <text:p text:style-name="P4"><text:span text:style-name="T5">*Frete Grátis</text:span></text:p>
                <text:p text:style-name="P4"><text:span text:style-name="T5"/></text:p>
                <text:p text:style-name="P4"><text:span text:style-name="T5">Valor total: R$11.511,62</text:span></text:p>
              </table:table-cell>
              <table:table-cell>
                <text:p>*Como o frete saiu gratuito, o prazo será um pouco longo, mas vamos fazer de tudo para que chegue até 8 a 14 dias após a compra. </text:p>
                <text:p/>
                <text:p>*Estimado estar tudo pronto até o dia 20/04.</text:p>
              </table:table-cell>
              <table:table-cell>
                <text:p>*Checar quando será entregue as compras para conseguir arrumar o laboratório e conseguir posicionar as mesas com todos os computadores com seus periféricos. </text:p>
                <text:p/>
                <text:p>*Conectar internet em todos os computadores.</text:p>
                <text:p/>
                <text:p>*Instalar sistema operacional que seja livre para os usuários utilizarem.</text:p>
                <text:p/>
              </table:table-cell>
              <table:table-cell>
                <text:p>*Plano de internet fibraótica: R$120,00</text:p>
                <text:p/>
                <text:p>*Instalação de ferramentas para programação e navegadores para fazer pesquisas e acessar as atividades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Lohit Gujarati1" svg:font-family="'Lohit Gujarati'" style:font-pitch="variable"/>
    <style:font-face style:name="Lohit Gujarati" svg:font-family="'Lohit Gujarati'" style:font-adornments="Regular" style:font-pitch="variable"/>
    <style:font-face style:name="Manjari Thin1" svg:font-family="'Manjari Thin'" style:font-pitch="variable"/>
    <style:font-face style:name="Manjari Thin2" svg:font-family="'Manjari Thin'" style:font-adornments="Negrito" style:font-pitch="variable"/>
    <style:font-face style:name="Manjari Thin" svg:font-family="'Manjari Thin'" style:font-adornments="Th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9T11:30:05.095623042</meta:creation-date>
    <dc:date>2023-03-29T12:40:27.942159938</dc:date>
    <meta:editing-duration>PT12M31S</meta:editing-duration>
    <meta:editing-cycles>4</meta:editing-cycles>
    <meta:generator>LibreOffice/7.0.6.2$Linux_X86_64 LibreOffice_project/144abb84a525d8e30c9dbbefa69cbbf2d8d4ae3b</meta:generator>
    <meta:document-statistic meta:object-count="24"/>
  </office:meta>
</office:document-meta>
</file>